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78365" officeooo:paragraph-rsid="00178365" style:font-size-asian="10.5pt" style:font-size-complex="12pt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9eb2e" officeooo:paragraph-rsid="0019eb2e" style:font-size-asian="10.5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cf0d" officeooo:paragraph-rsid="0013cf0d" style:font-size-asian="10.5pt" style:font-size-complex="12pt"/>
    </style:style>
    <style:style style:name="P4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cf0d" officeooo:paragraph-rsid="0013cf0d" style:font-size-asian="10.5pt" style:font-size-complex="12pt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5336b" officeooo:paragraph-rsid="0015336b" style:font-size-asian="10.5pt" style:font-size-complex="12pt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ae45" officeooo:paragraph-rsid="0016ae45" style:font-size-asian="10.5pt" style:font-size-complex="12pt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78365" officeooo:paragraph-rsid="00178365" style:font-size-asian="10.5pt" style:font-size-complex="12pt"/>
    </style:style>
    <style:style style:name="P8" style:family="paragraph" style:parent-style-name="Text_20_body" style:list-style-name="L2">
      <style:paragraph-properties fo:orphans="2" fo:widows="2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9eb2e" officeooo:paragraph-rsid="0019eb2e" style:font-size-asian="10.5pt" style:font-size-complex="12pt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language="es" fo:country="ES"/>
    </style:style>
    <style:style style:name="P11" style:family="paragraph" style:parent-style-name="Text_20_body">
      <style:text-properties fo:language="es" fo:country="ES" officeooo:rsid="0020fd9f" officeooo:paragraph-rsid="0020ba2f"/>
    </style:style>
    <style:style style:name="P12" style:family="paragraph" style:parent-style-name="Text_20_body">
      <style:text-properties fo:language="es" fo:country="ES" officeooo:rsid="0022d9e1" officeooo:paragraph-rsid="0025a2c6"/>
    </style:style>
    <style:style style:name="P13" style:family="paragraph" style:parent-style-name="Text_20_body">
      <style:paragraph-properties fo:break-before="page"/>
      <style:text-properties fo:language="es" fo:country="ES" officeooo:rsid="001ffbaf" officeooo:paragraph-rsid="001ffbaf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3a687"/>
    </style:style>
    <style:style style:name="T3" style:family="text">
      <style:text-properties fo:language="es" fo:country="ES" officeooo:rsid="0025a2c6"/>
    </style:style>
    <style:style style:name="T4" style:family="text">
      <style:text-properties officeooo:rsid="0016ae45"/>
    </style:style>
    <style:style style:name="T5" style:family="text">
      <style:text-properties officeooo:rsid="00178365"/>
    </style:style>
    <style:style style:name="T6" style:family="text">
      <style:text-properties officeooo:rsid="001970f1"/>
    </style:style>
    <style:style style:name="T7" style:family="text">
      <style:text-properties officeooo:rsid="0019eb2e"/>
    </style:style>
    <style:style style:name="T8" style:family="text">
      <style:text-properties officeooo:rsid="001a1e10"/>
    </style:style>
    <style:style style:name="T9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a1e10" style:font-size-asian="10.5pt" style:font-size-complex="12pt"/>
    </style:style>
    <style:style style:name="T10" style:family="text">
      <style:text-properties officeooo:rsid="001ba460"/>
    </style:style>
    <style:style style:name="T11" style:family="text">
      <style:text-properties officeooo:rsid="0023a687"/>
    </style:style>
    <style:style style:name="T12" style:family="text">
      <style:text-properties officeooo:rsid="0025a2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Reglas para variables y constantes</text:span>: </text:p>
      <text:list xml:id="list264998995" text:style-name="L1">
        <text:list-item>
          <text:p text:style-name="P4">Deben comenzar con una letra (a-z), guion bajo (_), o símbolo peso ($).</text:p>
        </text:list-item>
        <text:list-item>
          <text:p text:style-name="P5"><text:span text:style-name="T4">Dos variables no pueden tener el mismo nombre si existen en simultaneo dentro del codigo</text:span>; <text:span text:style-name="T4">si una variable global y una local tienen el mismo nombre la global sera destruida por la local, si dos variables locales o dos variables globales tienen el mismo nombre la del bloque superior elimina la del inferior. </text:span></text:p>
        </text:list-item>
        <text:list-item>
          <text:p text:style-name="P6">No pueden contener caracteres especiales (incluye espacios, tildes y ñ), <text:span text:style-name="T7">s</text:span>olo letras, números <text:span text:style-name="T7">y guion bajo. Mayusculas y minusculas son caracteres distintos.</text:span></text:p>
        </text:list-item>
        <text:list-item>
          <text:p text:style-name="P7">No pueden contener “palabras reservadas” por el lenguaje (palabras utilizadas <text:span text:style-name="T6">por el lenguaje,</text:span> ej; if, <text:span text:style-name="T6">case, else</text:span>, <text:span text:style-name="T6">goto, return, etc.)</text:span></text:p>
        </text:list-item>
      </text:list>
      <text:p text:style-name="P1"/>
      <text:p text:style-name="P2">Convenciones <text:span text:style-name="T10">(existen distintas convenciones, debajo están las que parecen ser mas adoptadas)</text:span>:</text:p>
      <text:list xml:id="list1498546674" text:style-name="L2">
        <text:list-item>
          <text:p text:style-name="P8">Las variables deben comenzar <text:span text:style-name="T8">con una letra</text:span></text:p>
        </text:list-item>
        <text:list-item>
          <text:p text:style-name="P9"><text:span text:style-name="T9">Se utiliza CamelCase para nombrar variables y las constantes se nombran enteramente en mayúsculas separando las palabras con guion bajo. (nombreVariable, </text:span><text:span text:style-name="T1">NOMBRE_CONSTANTE)</text:span></text:p>
        </text:list-item>
        <text:list-item>
          <text:p text:style-name="P10">Los identificadores deben ser lo más descriptivos posibles. Es mejor usar palabras completas en vez de abreviaturas crípticas.</text:p>
        </text:list-item>
      </text:list>
      <text:p text:style-name="P13">Los distintos tipos de datos parecen ser: numero entero, numero real, carácter. Java usa distintos tipos de variables con diversos rangos pero son solo variaciones de los primeros tres</text:p>
      <text:p text:style-name="P12">Los lenguajes de tipeado <text:span text:style-name="T12">débil</text:span> permiten la utilización de variables con un tipo de dato dinámico, el programa determina que tipo de dato debe usar la variable, esto permite <text:span text:style-name="T11">la utilización de un tipo de dato como si fuese otro distinto, por ej; sumar un entero y un real. Por otro lado, al ser automática la determinación del tipo de dato, se provoca inpredictibilidad en el programa y podria no comportarse como uno desea.</text:span></text:p>
      <text:p text:style-name="Standard"><text:span text:style-name="T2">Los lenguajes de tipeado fuerte</text:span><text:span text:style-name="T1"> </text:span><text:span text:style-name="T2">tienen reglas mas estrictas </text:span><text:span text:style-name="T3">en cuanto a la asignación de variables</text:span><text:span text:style-name="T2"> </text:span><text:span text:style-name="T3">al</text:span><text:span text:style-name="T2"> compilar</text:span><text:span text:style-name="T1">, </text:span><text:span text:style-name="T3">lo que implica que el programa es mas propenso a devolver errores si no se utiliza el tipo de dato adecuado, pero se obtiene un programa mas fiable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00:12:08.970000000</dc:date>
    <meta:editing-duration>PT11M29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12" meta:word-count="328" meta:character-count="2012" meta:non-whitespace-character-count="1701"/>
  </office:meta>
</office:document-meta>
</file>